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1" svg:font-family="Tahoma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Times New Roman" fo:font-size="11pt" fo:language="it" fo:country="IT" fo:font-style="normal" officeooo:rsid="009baf07" officeooo:paragraph-rsid="009baf07" style:font-size-asian="12pt" style:font-style-asian="normal" style:font-size-complex="12pt" style:font-style-complex="normal"/>
    </style:style>
    <style:style style:name="P8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9" style:family="paragraph" style:parent-style-name="Heading_20_1">
      <style:paragraph-properties fo:padding="0.049cm" fo:border-left="none" fo:border-right="none" fo:border-top="0.06pt solid #000000" fo:border-bottom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officeooo:rsid="00985429"/>
    </style:style>
    <style:style style:name="T3" style:family="text">
      <style:text-properties officeooo:rsid="0049638b"/>
    </style:style>
    <style:style style:name="T4" style:family="text">
      <style:text-properties officeooo:rsid="006f8b69"/>
    </style:style>
    <style:style style:name="T5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T6" style:family="text">
      <style:text-properties style:font-name="Arial2" fo:font-size="10.5pt" fo:language="it" fo:country="IT" fo:font-weight="bold" officeooo:rsid="00985429" style:font-size-asian="10pt" style:font-size-complex="10pt"/>
    </style:style>
    <style:style style:name="T7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T8" style:family="text">
      <style:text-properties style:font-name="Arial2" fo:font-size="10.5pt" fo:language="it" fo:country="IT" fo:font-weight="bold" officeooo:rsid="009baf07" style:font-size-asian="10pt" style:font-size-complex="10pt"/>
    </style:style>
    <style:style style:name="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10" style:family="text">
      <style:text-properties fo:font-size="9pt" fo:language="it" fo:country="IT" style:font-size-asian="9pt" style:font-size-complex="9pt"/>
    </style:style>
    <style:style style:name="T11" style:family="text">
      <style:text-properties fo:color="#82210d" loext:opacity="100%" fo:language="it" fo:country="IT" officeooo:rsid="0042a9b6"/>
    </style:style>
    <style:style style:name="T12" style:family="text">
      <style:text-properties fo:color="#82210d" loext:opacity="100%" fo:language="it" fo:country="IT" officeooo:rsid="0075bb3d"/>
    </style:style>
    <style:style style:name="T13" style:family="text">
      <style:text-properties fo:color="#82210d" loext:opacity="100%" fo:language="it" fo:country="IT" officeooo:rsid="006a1f02"/>
    </style:style>
    <style:style style:name="T14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T15" style:family="text">
      <style:text-properties officeooo:rsid="004ad77c"/>
    </style:style>
    <style:style style:name="T16" style:family="text">
      <style:text-properties officeooo:rsid="006e0ac2"/>
    </style:style>
    <style:style style:name="T17" style:family="text">
      <style:text-properties officeooo:rsid="00987739"/>
    </style:style>
    <style:style style:name="T18" style:family="text">
      <style:text-properties officeooo:rsid="009c99a3"/>
    </style:style>
    <style:style style:name="T19" style:family="text">
      <style:text-properties officeooo:rsid="009d2268"/>
    </style:style>
    <style:style style:name="T20" style:family="text">
      <style:text-properties officeooo:rsid="009d64b8"/>
    </style:style>
    <style:style style:name="T21" style:family="text">
      <style:text-properties fo:font-weight="bold" officeooo:rsid="009d64b8" style:font-weight-asian="bold" style:font-weight-complex="bold"/>
    </style:style>
    <style:style style:name="T22" style:family="text">
      <style:text-properties fo:font-weight="bold" officeooo:rsid="00a0b367" style:font-weight-asian="bold" style:font-weight-complex="bold"/>
    </style:style>
    <style:style style:name="T23" style:family="text">
      <style:text-properties officeooo:rsid="009e3f71"/>
    </style:style>
    <style:style style:name="T24" style:family="text">
      <style:text-properties officeooo:rsid="009f1840"/>
    </style:style>
    <style:style style:name="T25" style:family="text">
      <style:text-properties fo:font-style="italic" officeooo:rsid="009f1840" style:font-style-asian="italic" style:font-style-complex="italic"/>
    </style:style>
    <style:style style:name="T26" style:family="text">
      <style:text-properties officeooo:rsid="00a0b367"/>
    </style:style>
    <style:style style:name="T27" style:family="text">
      <style:text-properties officeooo:rsid="00a185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6">Domanda </text:span><text:span text:style-name="T4">(punti 8/30)</text:span></text:h>
      <text:p text:style-name="P7"><text:span text:style-name="T17">V</text:span>ogliamo ragionare sulla relazione <text:span text:style-name="T18">che intercorre </text:span>tra i concett<text:span text:style-name="T18">i</text:span> di “processo” e di “progetto”, <text:span text:style-name="T24">facendo riferimento a </text:span>situazioni concrete, <text:span text:style-name="T24">direttamente sperimentate</text:span>. <text:span text:style-name="T20">Nello specifico</text:span><text:span text:style-name="T19">, vogliamo capire se </text:span><text:span text:style-name="T21">(1)</text:span><text:span text:style-name="T20"> </text:span><text:span text:style-name="T19">un progetto, </text:span><text:span text:style-name="T20">ovvero </text:span><text:span text:style-name="T19">l’insieme di attività da esso mobilizzate, possa essere descritto, spiegato, compreso, in termini di una qualche </text:span><text:span text:style-name="T20">articolazione organizzata </text:span><text:span text:style-name="T19">di processi, </text:span><text:span text:style-name="T20">e </text:span><text:span text:style-name="T24">se</text:span><text:span text:style-name="T20"> </text:span><text:span text:style-name="T21">(2)</text:span><text:span text:style-name="T20">, conseguentemente, la definizione dei secondi debba </text:span><text:span text:style-name="T23">o meno</text:span><text:span text:style-name="T20"> preesistere all’organizzazione del primo. Per rispondere alle due domande, scegliete uno tra due approcci: </text:span><text:span text:style-name="T24">(a) </text:span><text:span text:style-name="T20">analizzare un dato segmento del vostro progetto didattico, individua</text:span><text:span text:style-name="T24">ndo</text:span><text:span text:style-name="T20"> le attività previste in esso, </text:span><text:span text:style-name="T24">e </text:span><text:span text:style-name="T20">attribuendo ciascuna </text:span><text:span text:style-name="T24">di esse </text:span><text:span text:style-name="T20">a un processo di appartenenza, oppure </text:span><text:span text:style-name="T27">(b)</text:span><text:span text:style-name="T20"> “dispiegare” alcuni processi per voi essenziali e “mapparli” su un tratto del vostro progetto, scendendo in </text:span><text:span text:style-name="T24">entrambi i </text:span><text:span text:style-name="T20">cas</text:span><text:span text:style-name="T24">i</text:span><text:span text:style-name="T20"> a livello di singole attività elementari </text:span><text:span text:style-name="T24">della dimensione dei vostri normali “</text:span><text:span text:style-name="T25">ticket</text:span><text:span text:style-name="T24">”</text:span><text:span text:style-name="T20">. </text:span><text:span text:style-name="T26">La risposta dovrà anche spiegare come </text:span><text:span text:style-name="T22">(3)</text:span><text:span text:style-name="T26"> le relazioni di precedenza intercorrenti tra specifiche attività di progetto si riflettano all’interno dei processi di appartenenza e nelle relazioni tra di essi.</text:span></text:p>
      <text:h text:style-name="P9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1" svg:font-family="Tahoma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deg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131 902" svg:d="M564 0l-564 902h1131z"/>
    <draw:marker draw:name="Arrowhead_20_3" draw:display-name="Arrowhead 3" svg:viewBox="0 0 1131 1580" svg:d="M1013 1491l118 89-567-1580-564 1580 114-85 136-68 148-46 161-17 161 13 153 46z"/>
    <draw:marker draw:name="msArrowOpenEnd_20_5" draw:display-name="msArrowOpenEnd 5" svg:viewBox="0 0 355 355" svg:d="M177 0l178 323-53 32-125-228-124 228-53-32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text:bullet-char="•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27cm" text:min-label-width="0.635cm"/>
      </text:list-level-style-number>
      <text:list-level-style-number text:level="3" text:style-name="RTF_5f_Num_20_4_20_3" style:num-suffix="." style:num-format="1">
        <style:list-level-properties text:space-before="1.905cm" text:min-label-width="0.635cm"/>
      </text:list-level-style-number>
      <text:list-level-style-number text:level="4" text:style-name="RTF_5f_Num_20_4_20_4" style:num-suffix="." style:num-format="1">
        <style:list-level-properties text:space-before="2.54cm" text:min-label-width="0.635cm"/>
      </text:list-level-style-number>
      <text:list-level-style-number text:level="5" text:style-name="RTF_5f_Num_20_4_20_5" style:num-suffix="." style:num-format="1">
        <style:list-level-properties text:space-before="3.175cm" text:min-label-width="0.635cm"/>
      </text:list-level-style-number>
      <text:list-level-style-number text:level="6" text:style-name="RTF_5f_Num_20_4_20_6" style:num-suffix="." style:num-format="1">
        <style:list-level-properties text:space-before="3.81cm" text:min-label-width="0.635cm"/>
      </text:list-level-style-number>
      <text:list-level-style-number text:level="7" text:style-name="RTF_5f_Num_20_4_20_7" style:num-suffix="." style:num-format="1">
        <style:list-level-properties text:space-before="4.445cm" text:min-label-width="0.635cm"/>
      </text:list-level-style-number>
      <text:list-level-style-number text:level="8" text:style-name="RTF_5f_Num_20_4_20_8" style:num-suffix="." style:num-format="1">
        <style:list-level-properties text:space-before="5.08cm" text:min-label-width="0.635cm"/>
      </text:list-level-style-number>
      <text:list-level-style-number text:level="9" text:style-name="RTF_5f_Num_20_4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1">
        <style:list-level-properties text:min-label-width="0.499cm"/>
      </text:list-level-style-number>
      <text:list-level-style-number text:level="2" text:style-name="RTF_5f_Num_20_5_20_2" style:num-suffix="." style:num-format="1">
        <style:list-level-properties text:space-before="0.501cm" text:min-label-width="0.499cm"/>
      </text:list-level-style-number>
      <text:list-level-style-number text:level="3" text:style-name="RTF_5f_Num_20_5_20_3" style:num-suffix="." style:num-format="1">
        <style:list-level-properties text:space-before="1cm" text:min-label-width="0.499cm"/>
      </text:list-level-style-number>
      <text:list-level-style-number text:level="4" text:style-name="RTF_5f_Num_20_5_20_4" style:num-suffix="." style:num-format="1">
        <style:list-level-properties text:space-before="1.501cm" text:min-label-width="0.499cm"/>
      </text:list-level-style-number>
      <text:list-level-style-number text:level="5" text:style-name="RTF_5f_Num_20_5_20_5" style:num-suffix="." style:num-format="1">
        <style:list-level-properties text:space-before="2cm" text:min-label-width="0.499cm"/>
      </text:list-level-style-number>
      <text:list-level-style-number text:level="6" text:style-name="RTF_5f_Num_20_5_20_6" style:num-suffix="." style:num-format="1">
        <style:list-level-properties text:space-before="2.501cm" text:min-label-width="0.499cm"/>
      </text:list-level-style-number>
      <text:list-level-style-number text:level="7" text:style-name="RTF_5f_Num_20_5_20_7" style:num-suffix="." style:num-format="1">
        <style:list-level-properties text:space-before="3.001cm" text:min-label-width="0.499cm"/>
      </text:list-level-style-number>
      <text:list-level-style-number text:level="8" text:style-name="RTF_5f_Num_20_5_20_8" style:num-suffix="." style:num-format="1">
        <style:list-level-properties text:space-before="3.502cm" text:min-label-width="0.499cm"/>
      </text:list-level-style-number>
      <text:list-level-style-number text:level="9" text:style-name="RTF_5f_Num_20_5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985429"/>
    </style:style>
    <style:style style:name="MT3" style:family="text">
      <style:text-properties officeooo:rsid="0049638b"/>
    </style:style>
    <style:style style:name="MT4" style:family="text">
      <style:text-properties officeooo:rsid="006f8b69"/>
    </style:style>
    <style:style style:name="MT5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MT6" style:family="text">
      <style:text-properties style:font-name="Arial2" fo:font-size="10.5pt" fo:language="it" fo:country="IT" fo:font-weight="bold" officeooo:rsid="009baf07" style:font-size-asian="10pt" style:font-size-complex="10pt"/>
    </style:style>
    <style:style style:name="MT7" style:family="text">
      <style:text-properties style:font-name="Arial2" fo:font-size="10.5pt" fo:language="it" fo:country="IT" fo:font-weight="bold" officeooo:rsid="00985429" style:font-size-asian="10pt" style:font-size-complex="10pt"/>
    </style:style>
    <style:style style:name="MT8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0" style:family="text">
      <style:text-properties fo:font-size="9pt" fo:language="it" fo:country="IT" style:font-size-asian="9pt" style:font-size-complex="9pt"/>
    </style:style>
    <style:style style:name="MT11" style:family="text">
      <style:text-properties fo:color="#82210d" loext:opacity="100%" fo:language="it" fo:country="IT" officeooo:rsid="0042a9b6"/>
    </style:style>
    <style:style style:name="MT12" style:family="text">
      <style:text-properties fo:color="#82210d" loext:opacity="100%" fo:language="it" fo:country="IT" officeooo:rsid="0075bb3d"/>
    </style:style>
    <style:style style:name="MT13" style:family="text">
      <style:text-properties fo:color="#82210d" loext:opacity="100%" fo:language="it" fo:country="IT" officeooo:rsid="006a1f02"/>
    </style:style>
    <style:style style:name="MT14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5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 prova scritta - </text:span><text:span text:style-name="MT4">parte Compito</text:span> <text:span text:style-name="MT4">(</text:span><text:span text:style-name="MT5">Teoria</text:span><text:span text:style-name="MT4">) </text:span>– <text:span text:style-name="MT6">07</text:span><text:span text:style-name="MT5"> </text:span><text:span text:style-name="MT6">aprile</text:span><text:span text:style-name="MT7"> </text:span>20<text:span text:style-name="MT8">2</text:span><text:span text:style-name="MT6">1</text:span></text:p>
        <text:p text:style-name="MP1"><text:span text:style-name="MT9">Istruzioni</text:span><text:span text:style-name="MT10"> <text:line-break/></text:span><text:span text:style-name="MT11">Riportare </text:span><text:span text:style-name="MT12">qui sotto </text:span><text:span text:style-name="MT11">cognome, </text:span><text:span text:style-name="MT12">nome</text:span><text:span text:style-name="MT11">, matricola, e anno di progetto didattico </text:span><text:span text:style-name="MT13">di </text:span><text:span text:style-name="MT14">tutti</text:span><text:span text:style-name="MT13"> i candidati che hanno collaborato alla risposta.</text:span></text:p>
        <text:p text:style-name="MP2">Cognom<text:span text:style-name="MT15">e</text:span>:<text:tab/>Nom<text:span text:style-name="MT15">e</text:span>:<text:tab/>Matricol<text:span text:style-name="MT15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06-03-18T17:20:15</meta:creation-date>
    <dc:date>2021-04-05T15:02:18.165000000</dc:date>
    <meta:print-date>2018-04-05T10:44:28.821000000</meta:print-date>
    <dc:language>en-US</dc:language>
    <meta:editing-cycles>793</meta:editing-cycles>
    <meta:editing-duration>P7DT12H31M54S</meta:editing-duration>
    <meta:document-statistic meta:table-count="0" meta:image-count="0" meta:object-count="0" meta:page-count="1" meta:paragraph-count="7" meta:word-count="217" meta:character-count="1514" meta:non-whitespace-character-count="1298"/>
    <meta:user-defined meta:name="Info 1"/>
    <meta:user-defined meta:name="Info 2"/>
    <meta:user-defined meta:name="Info 3"/>
    <meta:user-defined meta:name="Info 4"/>
  </office:meta>
</office:document-meta>
</file>